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 Black" svg:font-family="'Arial Black'" style:font-pitch="variable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2cm"/>
    </style:style>
    <style:style style:name="co2" style:family="table-column">
      <style:table-column-properties fo:break-before="auto" style:column-width="6.287cm"/>
    </style:style>
    <style:style style:name="co3" style:family="table-column">
      <style:table-column-properties fo:break-before="auto" style:column-width="0.77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549cm"/>
    </style:style>
    <style:style style:name="co6" style:family="table-column">
      <style:table-column-properties fo:break-before="auto" style:column-width="2.185cm"/>
    </style:style>
    <style:style style:name="co7" style:family="table-column">
      <style:table-column-properties fo:break-before="auto" style:column-width="3.143cm"/>
    </style:style>
    <style:style style:name="co8" style:family="table-column">
      <style:table-column-properties fo:break-before="auto" style:column-width="3.417cm"/>
    </style:style>
    <style:style style:name="co9" style:family="table-column">
      <style:table-column-properties fo:break-before="auto" style:column-width="19.49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1.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RW Chancery L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RW Chancery L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RW Chancery L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RW Chancery L" fo:font-size="13pt" style:font-name-asian="DejaVu Sans" style:font-size-asian="13pt" style:font-name-complex="DejaVu Sans" style:font-size-complex="13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Arial Black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wrap-option="wrap"/>
      <style:text-properties fo:color="#1a1a1a" style:text-outline="false" style:text-line-through-styl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label" table:style-name="ta1" table:print-ranges="label.A1:label.D25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6" table:default-cell-style-name="ce1"/>
        <table:table-row table:style-name="ro1">
          <table:table-cell table:number-columns-repeated="5"/>
          <table:table-cell table:style-name="ce5" office:value-type="float" office:value="1" table:number-columns-spanned="1" table:number-rows-spanned="3">
            <text:p>1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number-columns-repeated="1016"/>
        </table:table-row>
        <table:table-row table:style-name="ro1">
          <table:table-cell/>
          <table:table-cell table:style-name="ce2" table:formula="of:=VLOOKUP([.$F$1];[daftar_nama.$A$1:.$D$118];2)" office:value-type="string" office:string-value="nama001">
            <text:p>nama001</text:p>
          </table:table-cell>
          <table:table-cell/>
          <table:table-cell table:style-name="ce2" table:formula="of:=VLOOKUP([.$F$1]+1;[daftar_nama.$A$1:.$D$118];2)" office:value-type="string" office:string-value="nama002">
            <text:p>nama002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3" table:formula="of:=VLOOKUP([.$F$1];[daftar_nama.$A$1:.$D$118];3)" office:value-type="string" office:string-value="pekerjaan001">
            <text:p>pekerjaan001</text:p>
          </table:table-cell>
          <table:table-cell/>
          <table:table-cell table:style-name="ce4" table:formula="of:=VLOOKUP([.$F$1]+1;[daftar_nama.$A$1:.$D$118];3)" office:value-type="string" office:string-value="pekerjaan002">
            <text:p>pekerjaan002</text:p>
          </table:table-cell>
          <table:table-cell/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>
            <text:p>di</text:p>
          </table:table-cell>
          <table:table-cell/>
          <table:table-cell table:style-name="ce3" office:value-type="string">
            <text:p>di</text:p>
          </table:table-cell>
          <table:table-cell table:number-columns-repeated="1020"/>
        </table:table-row>
        <table:table-row table:style-name="ro1">
          <table:table-cell/>
          <table:table-cell table:style-name="ce3" table:formula="of:=VLOOKUP([.$F$1];[daftar_nama.$A$1:.$D$118];4)" office:value-type="string" office:string-value="alamat001">
            <text:p>alamat001</text:p>
          </table:table-cell>
          <table:table-cell/>
          <table:table-cell table:style-name="ce4" table:formula="of:=VLOOKUP([.$F$1]+1;[daftar_nama.$A$1:.$D$118];4)" office:value-type="string" office:string-value="alamat002">
            <text:p>alamat00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table:formula="of:=VLOOKUP([.$F$1]+2;[daftar_nama.$A$1:.$D$118];2)" office:value-type="string" office:string-value="nama003">
            <text:p>nama003</text:p>
          </table:table-cell>
          <table:table-cell/>
          <table:table-cell table:style-name="ce2" table:formula="of:=VLOOKUP([.$F$1]+3;[daftar_nama.$A$1:.$D$118];2)" office:value-type="string" office:string-value="nama004">
            <text:p>nama004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VLOOKUP([.$F$1]+2;[daftar_nama.$A$1:.$D$118];3)" office:value-type="string" office:string-value="pekerjaan003">
            <text:p>pekerjaan003</text:p>
          </table:table-cell>
          <table:table-cell/>
          <table:table-cell table:style-name="ce3" table:formula="of:=VLOOKUP([.$F$1]+3;[daftar_nama.$A$1:.$D$118];3)" office:value-type="string" office:string-value="pekerjaan004">
            <text:p>pekerjaan004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i</text:p>
          </table:table-cell>
          <table:table-cell/>
          <table:table-cell table:style-name="ce3" office:value-type="string">
            <text:p>di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VLOOKUP([.$F$1]+2;[daftar_nama.$A$1:.$D$118];4)" office:value-type="string" office:string-value="alamat003">
            <text:p>alamat003</text:p>
          </table:table-cell>
          <table:table-cell/>
          <table:table-cell table:style-name="ce3" table:formula="of:=VLOOKUP([.$F$1]+3;[daftar_nama.$A$1:.$D$118];4)" office:value-type="string" office:string-value="alamat004">
            <text:p>alamat00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table:formula="of:=VLOOKUP([.$F$1]+4;[daftar_nama.$A$1:.$D$118];2)" office:value-type="string" office:string-value="nama005">
            <text:p>nama005</text:p>
          </table:table-cell>
          <table:table-cell/>
          <table:table-cell table:style-name="ce2" table:formula="of:=VLOOKUP([.$F$1]+5;[daftar_nama.$A$1:.$D$118];2)" office:value-type="string" office:string-value="nama006">
            <text:p>nama006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VLOOKUP([.$F$1]+4;[daftar_nama.$A$1:.$D$118];3)" office:value-type="string" office:string-value="pekerjaan005">
            <text:p>pekerjaan005</text:p>
          </table:table-cell>
          <table:table-cell/>
          <table:table-cell table:style-name="ce3" table:formula="of:=VLOOKUP([.$F$1]+5;[daftar_nama.$A$1:.$D$118];3)" office:value-type="string" office:string-value="pekerjaan006">
            <text:p>pekerjaan006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i</text:p>
          </table:table-cell>
          <table:table-cell/>
          <table:table-cell table:style-name="ce3" office:value-type="string">
            <text:p>di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VLOOKUP([.$F$1]+4;[daftar_nama.$A$1:.$D$118];4)" office:value-type="string" office:string-value="alamat005">
            <text:p>alamat005</text:p>
          </table:table-cell>
          <table:table-cell/>
          <table:table-cell table:style-name="ce3" table:formula="of:=VLOOKUP([.$F$1]+5;[daftar_nama.$A$1:.$D$118];4)" office:value-type="string" office:string-value="alamat006">
            <text:p>alamat00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table:formula="of:=VLOOKUP([.$F$1]+6;[daftar_nama.$A$1:.$D$118];2)" office:value-type="string" office:string-value="nama007">
            <text:p>nama007</text:p>
          </table:table-cell>
          <table:table-cell/>
          <table:table-cell table:style-name="ce2" table:formula="of:=VLOOKUP([.$F$1]+7;[daftar_nama.$A$1:.$D$118];2)" office:value-type="string" office:string-value="nama008">
            <text:p>nama008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VLOOKUP([.$F$1]+6;[daftar_nama.$A$1:.$D$118];3)" office:value-type="string" office:string-value="pekerjaan007">
            <text:p>pekerjaan007</text:p>
          </table:table-cell>
          <table:table-cell/>
          <table:table-cell table:style-name="ce3" table:formula="of:=VLOOKUP([.$F$1]+7;[daftar_nama.$A$1:.$D$118];3)" office:value-type="string" office:string-value="pekerjaan008">
            <text:p>pekerjaan008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i</text:p>
          </table:table-cell>
          <table:table-cell/>
          <table:table-cell table:style-name="ce3" office:value-type="string">
            <text:p>di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VLOOKUP([.$F$1]+6;[daftar_nama.$A$1:.$D$118];4)" office:value-type="string" office:string-value="alamat007">
            <text:p>alamat007</text:p>
          </table:table-cell>
          <table:table-cell/>
          <table:table-cell table:style-name="ce4" table:formula="of:=VLOOKUP([.$F$1]+7;[daftar_nama.$A$1:.$D$118];4)" office:value-type="string" office:string-value="alamat008">
            <text:p>alamat00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table:formula="of:=VLOOKUP([.$F$1]+8;[daftar_nama.$A$1:.$D$118];2)" office:value-type="string" office:string-value="nama009">
            <text:p>nama009</text:p>
          </table:table-cell>
          <table:table-cell/>
          <table:table-cell table:style-name="ce2" table:formula="of:=VLOOKUP([.$F$1]+9;[daftar_nama.$A$1:.$D$118];2)" office:value-type="string" office:string-value="nama010">
            <text:p>nama010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VLOOKUP([.$F$1]+8;[daftar_nama.$A$1:.$D$118];3)" office:value-type="string" office:string-value="pekerjaan009">
            <text:p>pekerjaan009</text:p>
          </table:table-cell>
          <table:table-cell/>
          <table:table-cell table:style-name="ce3" table:formula="of:=VLOOKUP([.$F$1]+9;[daftar_nama.$A$1:.$D$118];3)" office:value-type="string" office:string-value="pekerjaan010">
            <text:p>pekerjaan010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di</text:p>
          </table:table-cell>
          <table:table-cell/>
          <table:table-cell table:style-name="ce3" office:value-type="string">
            <text:p>di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VLOOKUP([.$F$1]+8;[daftar_nama.$A$1:.$D$118];4)" office:value-type="string" office:string-value="alamat009">
            <text:p>alamat009</text:p>
          </table:table-cell>
          <table:table-cell/>
          <table:table-cell table:style-name="ce3" table:formula="of:=VLOOKUP([.$F$1]+9;[daftar_nama.$A$1:.$D$118];4)" office:value-type="string" office:string-value="alamat010">
            <text:p>alamat010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ftar_nama" table:style-name="ta1" table:print-ranges="daftar_nama.A1:daftar_nama.D203"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float" office:value="1">
            <text:p>1</text:p>
          </table:table-cell>
          <table:table-cell office:value-type="string">
            <text:p>nama001</text:p>
          </table:table-cell>
          <table:table-cell office:value-type="string">
            <text:p>pekerjaan001</text:p>
          </table:table-cell>
          <table:table-cell office:value-type="string">
            <text:p>alamat00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ama002</text:p>
          </table:table-cell>
          <table:table-cell office:value-type="string">
            <text:p>pekerjaan002</text:p>
          </table:table-cell>
          <table:table-cell office:value-type="string">
            <text:p>alamat002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nama003</text:p>
          </table:table-cell>
          <table:table-cell office:value-type="string">
            <text:p>pekerjaan003</text:p>
          </table:table-cell>
          <table:table-cell office:value-type="string">
            <text:p>alamat003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nama004</text:p>
          </table:table-cell>
          <table:table-cell office:value-type="string">
            <text:p>pekerjaan004</text:p>
          </table:table-cell>
          <table:table-cell office:value-type="string">
            <text:p>alamat004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nama005</text:p>
          </table:table-cell>
          <table:table-cell office:value-type="string">
            <text:p>pekerjaan005</text:p>
          </table:table-cell>
          <table:table-cell office:value-type="string">
            <text:p>alamat00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ama006</text:p>
          </table:table-cell>
          <table:table-cell office:value-type="string">
            <text:p>pekerjaan006</text:p>
          </table:table-cell>
          <table:table-cell office:value-type="string">
            <text:p>alamat006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nama007</text:p>
          </table:table-cell>
          <table:table-cell office:value-type="string">
            <text:p>pekerjaan007</text:p>
          </table:table-cell>
          <table:table-cell office:value-type="string">
            <text:p>alamat00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nama008</text:p>
          </table:table-cell>
          <table:table-cell office:value-type="string">
            <text:p>pekerjaan008</text:p>
          </table:table-cell>
          <table:table-cell office:value-type="string">
            <text:p>alamat008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nama009</text:p>
          </table:table-cell>
          <table:table-cell office:value-type="string">
            <text:p>pekerjaan009</text:p>
          </table:table-cell>
          <table:table-cell office:value-type="string">
            <text:p>alamat009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nama010</text:p>
          </table:table-cell>
          <table:table-cell office:value-type="string">
            <text:p>pekerjaan010</text:p>
          </table:table-cell>
          <table:table-cell office:value-type="string">
            <text:p>alamat01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nama011</text:p>
          </table:table-cell>
          <table:table-cell office:value-type="string">
            <text:p>pekerjaan011</text:p>
          </table:table-cell>
          <table:table-cell office:value-type="string">
            <text:p>alamat01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nama012</text:p>
          </table:table-cell>
          <table:table-cell office:value-type="string">
            <text:p>pekerjaan012</text:p>
          </table:table-cell>
          <table:table-cell office:value-type="string">
            <text:p>alamat012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nama013</text:p>
          </table:table-cell>
          <table:table-cell office:value-type="string">
            <text:p>pekerjaan013</text:p>
          </table:table-cell>
          <table:table-cell office:value-type="string">
            <text:p>alamat01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nama014</text:p>
          </table:table-cell>
          <table:table-cell office:value-type="string">
            <text:p>pekerjaan014</text:p>
          </table:table-cell>
          <table:table-cell office:value-type="string">
            <text:p>alamat01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nama015</text:p>
          </table:table-cell>
          <table:table-cell office:value-type="string">
            <text:p>pekerjaan015</text:p>
          </table:table-cell>
          <table:table-cell office:value-type="string">
            <text:p>alamat015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nama016</text:p>
          </table:table-cell>
          <table:table-cell office:value-type="string">
            <text:p>pekerjaan016</text:p>
          </table:table-cell>
          <table:table-cell office:value-type="string">
            <text:p>alamat01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nama017</text:p>
          </table:table-cell>
          <table:table-cell office:value-type="string">
            <text:p>pekerjaan017</text:p>
          </table:table-cell>
          <table:table-cell office:value-type="string">
            <text:p>alamat017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nama018</text:p>
          </table:table-cell>
          <table:table-cell office:value-type="string">
            <text:p>pekerjaan018</text:p>
          </table:table-cell>
          <table:table-cell office:value-type="string">
            <text:p>alamat018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nama019</text:p>
          </table:table-cell>
          <table:table-cell office:value-type="string">
            <text:p>pekerjaan019</text:p>
          </table:table-cell>
          <table:table-cell office:value-type="string">
            <text:p>alamat01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nama020</text:p>
          </table:table-cell>
          <table:table-cell office:value-type="string">
            <text:p>pekerjaan020</text:p>
          </table:table-cell>
          <table:table-cell office:value-type="string">
            <text:p>alamat02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nama021</text:p>
          </table:table-cell>
          <table:table-cell office:value-type="string">
            <text:p>pekerjaan021</text:p>
          </table:table-cell>
          <table:table-cell office:value-type="string">
            <text:p>alamat02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nama022</text:p>
          </table:table-cell>
          <table:table-cell office:value-type="string">
            <text:p>pekerjaan022</text:p>
          </table:table-cell>
          <table:table-cell office:value-type="string">
            <text:p>alamat022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nama023</text:p>
          </table:table-cell>
          <table:table-cell office:value-type="string">
            <text:p>pekerjaan023</text:p>
          </table:table-cell>
          <table:table-cell office:value-type="string">
            <text:p>alamat023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nama024</text:p>
          </table:table-cell>
          <table:table-cell office:value-type="string">
            <text:p>pekerjaan024</text:p>
          </table:table-cell>
          <table:table-cell office:value-type="string">
            <text:p>alamat024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nama025</text:p>
          </table:table-cell>
          <table:table-cell office:value-type="string">
            <text:p>pekerjaan025</text:p>
          </table:table-cell>
          <table:table-cell office:value-type="string">
            <text:p>alamat02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nama026</text:p>
          </table:table-cell>
          <table:table-cell office:value-type="string">
            <text:p>pekerjaan026</text:p>
          </table:table-cell>
          <table:table-cell office:value-type="string">
            <text:p>alamat026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nama027</text:p>
          </table:table-cell>
          <table:table-cell office:value-type="string">
            <text:p>pekerjaan027</text:p>
          </table:table-cell>
          <table:table-cell office:value-type="string">
            <text:p>alamat027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nama028</text:p>
          </table:table-cell>
          <table:table-cell office:value-type="string">
            <text:p>pekerjaan028</text:p>
          </table:table-cell>
          <table:table-cell office:value-type="string">
            <text:p>alamat02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nama029</text:p>
          </table:table-cell>
          <table:table-cell office:value-type="string">
            <text:p>pekerjaan029</text:p>
          </table:table-cell>
          <table:table-cell office:value-type="string">
            <text:p>alamat02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nama030</text:p>
          </table:table-cell>
          <table:table-cell office:value-type="string">
            <text:p>pekerjaan030</text:p>
          </table:table-cell>
          <table:table-cell office:value-type="string">
            <text:p>alamat03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nama031</text:p>
          </table:table-cell>
          <table:table-cell office:value-type="string">
            <text:p>pekerjaan031</text:p>
          </table:table-cell>
          <table:table-cell office:value-type="string">
            <text:p>alamat03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nama032</text:p>
          </table:table-cell>
          <table:table-cell office:value-type="string">
            <text:p>pekerjaan032</text:p>
          </table:table-cell>
          <table:table-cell office:value-type="string">
            <text:p>alamat032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nama033</text:p>
          </table:table-cell>
          <table:table-cell office:value-type="string">
            <text:p>pekerjaan033</text:p>
          </table:table-cell>
          <table:table-cell office:value-type="string">
            <text:p>alamat03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nama034</text:p>
          </table:table-cell>
          <table:table-cell office:value-type="string">
            <text:p>pekerjaan034</text:p>
          </table:table-cell>
          <table:table-cell office:value-type="string">
            <text:p>alamat034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nama035</text:p>
          </table:table-cell>
          <table:table-cell office:value-type="string">
            <text:p>pekerjaan035</text:p>
          </table:table-cell>
          <table:table-cell office:value-type="string">
            <text:p>alamat035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nama036</text:p>
          </table:table-cell>
          <table:table-cell office:value-type="string">
            <text:p>pekerjaan036</text:p>
          </table:table-cell>
          <table:table-cell office:value-type="string">
            <text:p>alamat036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nama037</text:p>
          </table:table-cell>
          <table:table-cell office:value-type="string">
            <text:p>pekerjaan037</text:p>
          </table:table-cell>
          <table:table-cell office:value-type="string">
            <text:p>alamat037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nama038</text:p>
          </table:table-cell>
          <table:table-cell office:value-type="string">
            <text:p>pekerjaan038</text:p>
          </table:table-cell>
          <table:table-cell office:value-type="string">
            <text:p>alamat038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nama039</text:p>
          </table:table-cell>
          <table:table-cell office:value-type="string">
            <text:p>pekerjaan039</text:p>
          </table:table-cell>
          <table:table-cell office:value-type="string">
            <text:p>alamat03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nama040</text:p>
          </table:table-cell>
          <table:table-cell office:value-type="string">
            <text:p>pekerjaan040</text:p>
          </table:table-cell>
          <table:table-cell office:value-type="string">
            <text:p>alamat04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nama041</text:p>
          </table:table-cell>
          <table:table-cell office:value-type="string">
            <text:p>pekerjaan041</text:p>
          </table:table-cell>
          <table:table-cell office:value-type="string">
            <text:p>alamat04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nama042</text:p>
          </table:table-cell>
          <table:table-cell office:value-type="string">
            <text:p>pekerjaan042</text:p>
          </table:table-cell>
          <table:table-cell office:value-type="string">
            <text:p>alamat042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nama043</text:p>
          </table:table-cell>
          <table:table-cell office:value-type="string">
            <text:p>pekerjaan043</text:p>
          </table:table-cell>
          <table:table-cell office:value-type="string">
            <text:p>alamat043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nama044</text:p>
          </table:table-cell>
          <table:table-cell office:value-type="string">
            <text:p>pekerjaan044</text:p>
          </table:table-cell>
          <table:table-cell office:value-type="string">
            <text:p>alamat044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nama045</text:p>
          </table:table-cell>
          <table:table-cell office:value-type="string">
            <text:p>pekerjaan045</text:p>
          </table:table-cell>
          <table:table-cell office:value-type="string">
            <text:p>alamat045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nama046</text:p>
          </table:table-cell>
          <table:table-cell office:value-type="string">
            <text:p>pekerjaan046</text:p>
          </table:table-cell>
          <table:table-cell office:value-type="string">
            <text:p>alamat046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nama047</text:p>
          </table:table-cell>
          <table:table-cell office:value-type="string">
            <text:p>pekerjaan047</text:p>
          </table:table-cell>
          <table:table-cell office:value-type="string">
            <text:p>alamat047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nama048</text:p>
          </table:table-cell>
          <table:table-cell office:value-type="string">
            <text:p>pekerjaan048</text:p>
          </table:table-cell>
          <table:table-cell office:value-type="string">
            <text:p>alamat048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nama049</text:p>
          </table:table-cell>
          <table:table-cell office:value-type="string">
            <text:p>pekerjaan049</text:p>
          </table:table-cell>
          <table:table-cell office:value-type="string">
            <text:p>alamat049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nama050</text:p>
          </table:table-cell>
          <table:table-cell office:value-type="string">
            <text:p>pekerjaan050</text:p>
          </table:table-cell>
          <table:table-cell office:value-type="string">
            <text:p>alamat05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nama051</text:p>
          </table:table-cell>
          <table:table-cell office:value-type="string">
            <text:p>pekerjaan051</text:p>
          </table:table-cell>
          <table:table-cell office:value-type="string">
            <text:p>alamat051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nama052</text:p>
          </table:table-cell>
          <table:table-cell office:value-type="string">
            <text:p>pekerjaan052</text:p>
          </table:table-cell>
          <table:table-cell office:value-type="string">
            <text:p>alamat052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nama053</text:p>
          </table:table-cell>
          <table:table-cell office:value-type="string">
            <text:p>pekerjaan053</text:p>
          </table:table-cell>
          <table:table-cell office:value-type="string">
            <text:p>alamat053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nama054</text:p>
          </table:table-cell>
          <table:table-cell office:value-type="string">
            <text:p>pekerjaan054</text:p>
          </table:table-cell>
          <table:table-cell office:value-type="string">
            <text:p>alamat054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nama055</text:p>
          </table:table-cell>
          <table:table-cell office:value-type="string">
            <text:p>pekerjaan055</text:p>
          </table:table-cell>
          <table:table-cell office:value-type="string">
            <text:p>alamat055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nama056</text:p>
          </table:table-cell>
          <table:table-cell office:value-type="string">
            <text:p>pekerjaan056</text:p>
          </table:table-cell>
          <table:table-cell office:value-type="string">
            <text:p>alamat056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nama057</text:p>
          </table:table-cell>
          <table:table-cell office:value-type="string">
            <text:p>pekerjaan057</text:p>
          </table:table-cell>
          <table:table-cell office:value-type="string">
            <text:p>alamat057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nama058</text:p>
          </table:table-cell>
          <table:table-cell office:value-type="string">
            <text:p>pekerjaan058</text:p>
          </table:table-cell>
          <table:table-cell office:value-type="string">
            <text:p>alamat058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nama059</text:p>
          </table:table-cell>
          <table:table-cell office:value-type="string">
            <text:p>pekerjaan059</text:p>
          </table:table-cell>
          <table:table-cell office:value-type="string">
            <text:p>alamat059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nama060</text:p>
          </table:table-cell>
          <table:table-cell office:value-type="string">
            <text:p>pekerjaan060</text:p>
          </table:table-cell>
          <table:table-cell office:value-type="string">
            <text:p>alamat06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nama061</text:p>
          </table:table-cell>
          <table:table-cell office:value-type="string">
            <text:p>pekerjaan061</text:p>
          </table:table-cell>
          <table:table-cell office:value-type="string">
            <text:p>alamat061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nama062</text:p>
          </table:table-cell>
          <table:table-cell office:value-type="string">
            <text:p>pekerjaan062</text:p>
          </table:table-cell>
          <table:table-cell office:value-type="string">
            <text:p>alamat062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nama063</text:p>
          </table:table-cell>
          <table:table-cell office:value-type="string">
            <text:p>pekerjaan063</text:p>
          </table:table-cell>
          <table:table-cell office:value-type="string">
            <text:p>alamat063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nama064</text:p>
          </table:table-cell>
          <table:table-cell office:value-type="string">
            <text:p>pekerjaan064</text:p>
          </table:table-cell>
          <table:table-cell office:value-type="string">
            <text:p>alamat064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nama065</text:p>
          </table:table-cell>
          <table:table-cell office:value-type="string">
            <text:p>pekerjaan065</text:p>
          </table:table-cell>
          <table:table-cell office:value-type="string">
            <text:p>alamat065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nama066</text:p>
          </table:table-cell>
          <table:table-cell office:value-type="string">
            <text:p>pekerjaan066</text:p>
          </table:table-cell>
          <table:table-cell office:value-type="string">
            <text:p>alamat066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nama067</text:p>
          </table:table-cell>
          <table:table-cell office:value-type="string">
            <text:p>pekerjaan067</text:p>
          </table:table-cell>
          <table:table-cell office:value-type="string">
            <text:p>alamat067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nama068</text:p>
          </table:table-cell>
          <table:table-cell office:value-type="string">
            <text:p>pekerjaan068</text:p>
          </table:table-cell>
          <table:table-cell office:value-type="string">
            <text:p>alamat068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nama069</text:p>
          </table:table-cell>
          <table:table-cell office:value-type="string">
            <text:p>pekerjaan069</text:p>
          </table:table-cell>
          <table:table-cell office:value-type="string">
            <text:p>alamat069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nama070</text:p>
          </table:table-cell>
          <table:table-cell office:value-type="string">
            <text:p>pekerjaan070</text:p>
          </table:table-cell>
          <table:table-cell office:value-type="string">
            <text:p>alamat07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nama071</text:p>
          </table:table-cell>
          <table:table-cell office:value-type="string">
            <text:p>pekerjaan071</text:p>
          </table:table-cell>
          <table:table-cell office:value-type="string">
            <text:p>alamat071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nama072</text:p>
          </table:table-cell>
          <table:table-cell office:value-type="string">
            <text:p>pekerjaan072</text:p>
          </table:table-cell>
          <table:table-cell office:value-type="string">
            <text:p>alamat072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string">
            <text:p>nama073</text:p>
          </table:table-cell>
          <table:table-cell office:value-type="string">
            <text:p>pekerjaan073</text:p>
          </table:table-cell>
          <table:table-cell office:value-type="string">
            <text:p>alamat073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nama074</text:p>
          </table:table-cell>
          <table:table-cell office:value-type="string">
            <text:p>pekerjaan074</text:p>
          </table:table-cell>
          <table:table-cell office:value-type="string">
            <text:p>alamat074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nama075</text:p>
          </table:table-cell>
          <table:table-cell office:value-type="string">
            <text:p>pekerjaan075</text:p>
          </table:table-cell>
          <table:table-cell office:value-type="string">
            <text:p>alamat075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nama076</text:p>
          </table:table-cell>
          <table:table-cell office:value-type="string">
            <text:p>pekerjaan076</text:p>
          </table:table-cell>
          <table:table-cell office:value-type="string">
            <text:p>alamat076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nama077</text:p>
          </table:table-cell>
          <table:table-cell office:value-type="string">
            <text:p>pekerjaan077</text:p>
          </table:table-cell>
          <table:table-cell office:value-type="string">
            <text:p>alamat077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nama078</text:p>
          </table:table-cell>
          <table:table-cell office:value-type="string">
            <text:p>pekerjaan078</text:p>
          </table:table-cell>
          <table:table-cell office:value-type="string">
            <text:p>alamat07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nama079</text:p>
          </table:table-cell>
          <table:table-cell office:value-type="string">
            <text:p>pekerjaan079</text:p>
          </table:table-cell>
          <table:table-cell office:value-type="string">
            <text:p>alamat079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nama080</text:p>
          </table:table-cell>
          <table:table-cell office:value-type="string">
            <text:p>pekerjaan080</text:p>
          </table:table-cell>
          <table:table-cell office:value-type="string">
            <text:p>alamat08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nama081</text:p>
          </table:table-cell>
          <table:table-cell office:value-type="string">
            <text:p>pekerjaan081</text:p>
          </table:table-cell>
          <table:table-cell office:value-type="string">
            <text:p>alamat081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nama082</text:p>
          </table:table-cell>
          <table:table-cell office:value-type="string">
            <text:p>pekerjaan082</text:p>
          </table:table-cell>
          <table:table-cell office:value-type="string">
            <text:p>alamat082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nama083</text:p>
          </table:table-cell>
          <table:table-cell office:value-type="string">
            <text:p>pekerjaan083</text:p>
          </table:table-cell>
          <table:table-cell office:value-type="string">
            <text:p>alamat083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nama084</text:p>
          </table:table-cell>
          <table:table-cell office:value-type="string">
            <text:p>pekerjaan084</text:p>
          </table:table-cell>
          <table:table-cell office:value-type="string">
            <text:p>alamat084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nama085</text:p>
          </table:table-cell>
          <table:table-cell office:value-type="string">
            <text:p>pekerjaan085</text:p>
          </table:table-cell>
          <table:table-cell office:value-type="string">
            <text:p>alamat085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nama086</text:p>
          </table:table-cell>
          <table:table-cell office:value-type="string">
            <text:p>pekerjaan086</text:p>
          </table:table-cell>
          <table:table-cell office:value-type="string">
            <text:p>alamat086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nama087</text:p>
          </table:table-cell>
          <table:table-cell office:value-type="string">
            <text:p>pekerjaan087</text:p>
          </table:table-cell>
          <table:table-cell office:value-type="string">
            <text:p>alamat08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nama088</text:p>
          </table:table-cell>
          <table:table-cell office:value-type="string">
            <text:p>pekerjaan088</text:p>
          </table:table-cell>
          <table:table-cell office:value-type="string">
            <text:p>alamat088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nama089</text:p>
          </table:table-cell>
          <table:table-cell office:value-type="string">
            <text:p>pekerjaan089</text:p>
          </table:table-cell>
          <table:table-cell office:value-type="string">
            <text:p>alamat08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nama090</text:p>
          </table:table-cell>
          <table:table-cell office:value-type="string">
            <text:p>pekerjaan090</text:p>
          </table:table-cell>
          <table:table-cell office:value-type="string">
            <text:p>alamat09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nama091</text:p>
          </table:table-cell>
          <table:table-cell office:value-type="string">
            <text:p>pekerjaan091</text:p>
          </table:table-cell>
          <table:table-cell office:value-type="string">
            <text:p>alamat091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nama092</text:p>
          </table:table-cell>
          <table:table-cell office:value-type="string">
            <text:p>pekerjaan092</text:p>
          </table:table-cell>
          <table:table-cell office:value-type="string">
            <text:p>alamat092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nama093</text:p>
          </table:table-cell>
          <table:table-cell office:value-type="string">
            <text:p>pekerjaan093</text:p>
          </table:table-cell>
          <table:table-cell office:value-type="string">
            <text:p>alamat093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nama094</text:p>
          </table:table-cell>
          <table:table-cell office:value-type="string">
            <text:p>pekerjaan094</text:p>
          </table:table-cell>
          <table:table-cell office:value-type="string">
            <text:p>alamat094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nama095</text:p>
          </table:table-cell>
          <table:table-cell office:value-type="string">
            <text:p>pekerjaan095</text:p>
          </table:table-cell>
          <table:table-cell office:value-type="string">
            <text:p>alamat095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nama096</text:p>
          </table:table-cell>
          <table:table-cell office:value-type="string">
            <text:p>pekerjaan096</text:p>
          </table:table-cell>
          <table:table-cell office:value-type="string">
            <text:p>alamat096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nama097</text:p>
          </table:table-cell>
          <table:table-cell office:value-type="string">
            <text:p>pekerjaan097</text:p>
          </table:table-cell>
          <table:table-cell office:value-type="string">
            <text:p>alamat097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nama098</text:p>
          </table:table-cell>
          <table:table-cell office:value-type="string">
            <text:p>pekerjaan098</text:p>
          </table:table-cell>
          <table:table-cell office:value-type="string">
            <text:p>alamat098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nama099</text:p>
          </table:table-cell>
          <table:table-cell office:value-type="string">
            <text:p>pekerjaan099</text:p>
          </table:table-cell>
          <table:table-cell office:value-type="string">
            <text:p>alamat09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nama100</text:p>
          </table:table-cell>
          <table:table-cell office:value-type="string">
            <text:p>pekerjaan100</text:p>
          </table:table-cell>
          <table:table-cell office:value-type="string">
            <text:p>alamat100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nama101</text:p>
          </table:table-cell>
          <table:table-cell office:value-type="string">
            <text:p>pekerjaan101</text:p>
          </table:table-cell>
          <table:table-cell office:value-type="string">
            <text:p>alamat101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nama102</text:p>
          </table:table-cell>
          <table:table-cell office:value-type="string">
            <text:p>pekerjaan102</text:p>
          </table:table-cell>
          <table:table-cell office:value-type="string">
            <text:p>alamat102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nama103</text:p>
          </table:table-cell>
          <table:table-cell office:value-type="string">
            <text:p>pekerjaan103</text:p>
          </table:table-cell>
          <table:table-cell office:value-type="string">
            <text:p>alamat103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nama104</text:p>
          </table:table-cell>
          <table:table-cell office:value-type="string">
            <text:p>pekerjaan104</text:p>
          </table:table-cell>
          <table:table-cell office:value-type="string">
            <text:p>alamat104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nama105</text:p>
          </table:table-cell>
          <table:table-cell office:value-type="string">
            <text:p>pekerjaan105</text:p>
          </table:table-cell>
          <table:table-cell office:value-type="string">
            <text:p>alamat105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nama106</text:p>
          </table:table-cell>
          <table:table-cell office:value-type="string">
            <text:p>pekerjaan106</text:p>
          </table:table-cell>
          <table:table-cell office:value-type="string">
            <text:p>alamat106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nama107</text:p>
          </table:table-cell>
          <table:table-cell office:value-type="string">
            <text:p>pekerjaan107</text:p>
          </table:table-cell>
          <table:table-cell office:value-type="string">
            <text:p>alamat107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nama108</text:p>
          </table:table-cell>
          <table:table-cell office:value-type="string">
            <text:p>pekerjaan108</text:p>
          </table:table-cell>
          <table:table-cell office:value-type="string">
            <text:p>alamat108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nama109</text:p>
          </table:table-cell>
          <table:table-cell office:value-type="string">
            <text:p>pekerjaan109</text:p>
          </table:table-cell>
          <table:table-cell office:value-type="string">
            <text:p>alamat109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nama110</text:p>
          </table:table-cell>
          <table:table-cell office:value-type="string">
            <text:p>pekerjaan110</text:p>
          </table:table-cell>
          <table:table-cell office:value-type="string">
            <text:p>alamat110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nama111</text:p>
          </table:table-cell>
          <table:table-cell office:value-type="string">
            <text:p>pekerjaan111</text:p>
          </table:table-cell>
          <table:table-cell office:value-type="string">
            <text:p>alamat111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nama112</text:p>
          </table:table-cell>
          <table:table-cell office:value-type="string">
            <text:p>pekerjaan112</text:p>
          </table:table-cell>
          <table:table-cell office:value-type="string">
            <text:p>alamat112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nama113</text:p>
          </table:table-cell>
          <table:table-cell office:value-type="string">
            <text:p>pekerjaan113</text:p>
          </table:table-cell>
          <table:table-cell office:value-type="string">
            <text:p>alamat113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nama114</text:p>
          </table:table-cell>
          <table:table-cell office:value-type="string">
            <text:p>pekerjaan114</text:p>
          </table:table-cell>
          <table:table-cell office:value-type="string">
            <text:p>alamat114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nama115</text:p>
          </table:table-cell>
          <table:table-cell office:value-type="string">
            <text:p>pekerjaan115</text:p>
          </table:table-cell>
          <table:table-cell office:value-type="string">
            <text:p>alamat115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nama116</text:p>
          </table:table-cell>
          <table:table-cell office:value-type="string">
            <text:p>pekerjaan116</text:p>
          </table:table-cell>
          <table:table-cell office:value-type="string">
            <text:p>alamat116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nama117</text:p>
          </table:table-cell>
          <table:table-cell office:value-type="string">
            <text:p>pekerjaan117</text:p>
          </table:table-cell>
          <table:table-cell office:value-type="string">
            <text:p>alamat117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nama118</text:p>
          </table:table-cell>
          <table:table-cell office:value-type="string">
            <text:p>pekerjaan118</text:p>
          </table:table-cell>
          <table:table-cell office:value-type="string">
            <text:p>alamat118</text:p>
          </table:table-cell>
        </table:table-row>
      </table:table>
      <table:table table:name="cara-pakai" table:style-name="ta1" table:print="false">
        <table:table-column table:style-name="co4" table:default-cell-style-name="Default"/>
        <table:table-column table:style-name="co9" table:default-cell-style-name="Default"/>
        <table:table-row table:style-name="ro3">
          <table:table-cell table:number-columns-repeated="2"/>
        </table:table-row>
        <table:table-row table:style-name="ro4" table:number-rows-repeated="5">
          <table:table-cell table:number-columns-repeated="2"/>
        </table:table-row>
        <table:table-row table:style-name="ro4">
          <table:table-cell/>
          <table:table-cell table:style-name="ce6" office:value-type="string">
            <text:p>cara pakainya :</text:p>
          </table:table-cell>
        </table:table-row>
        <table:table-row table:style-name="ro4">
          <table:table-cell/>
          <table:table-cell table:style-name="ce6" office:value-type="string">
            <text:p>ada 2 bagian, label dan daftar nama</text:p>
          </table:table-cell>
        </table:table-row>
        <table:table-row table:style-name="ro4">
          <table:table-cell/>
          <table:table-cell table:style-name="ce6" office:value-type="string">
            <text:p>- di daftar nama itu semua nama-nama yang akan diundang</text:p>
          </table:table-cell>
        </table:table-row>
        <table:table-row table:style-name="ro4">
          <table:table-cell/>
          <table:table-cell table:style-name="ce6" office:value-type="string">
            <text:p>- di label : pengaturan untuk mencetak label. ubah saja angka (warna</text:p>
          </table:table-cell>
        </table:table-row>
        <table:table-row table:style-name="ro4">
          <table:table-cell/>
          <table:table-cell table:style-name="ce6" office:value-type="string">
            <text:p>merah) yg ada misalnya akan mencetak dari nomor 1-10 berarti tuliskan</text:p>
          </table:table-cell>
        </table:table-row>
        <table:table-row table:style-name="ro4">
          <table:table-cell/>
          <table:table-cell table:style-name="ce6" office:value-type="string">
            <text:p>1, dan mencetak nomor 11-20, tuliskan 11 dst.</text:p>
          </table:table-cell>
        </table:table-row>
        <table:table-row table:style-name="ro4">
          <table:table-cell/>
          <table:table-cell table:style-name="ce7"/>
        </table:table-row>
        <table:table-row table:style-name="ro4">
          <table:table-cell/>
          <table:table-cell table:style-name="ce6" office:value-type="string">
            <text:p>dari contoh, daftar nama hanya 118. jika lebih dari itu, silahkan edit</text:p>
          </table:table-cell>
        </table:table-row>
        <table:table-row table:style-name="ro4">
          <table:table-cell/>
          <table:table-cell table:style-name="ce6" office:value-type="string">
            <text:p>di bagian label itu agar fungsi vlookup nya cocok dengan jumlah baris</text:p>
          </table:table-cell>
        </table:table-row>
        <table:table-row table:style-name="ro4">
          <table:table-cell/>
          <table:table-cell table:style-name="ce6" office:value-type="string">
            <text:p>daftar nama yang tersedia.</text:p>
          </table:table-cell>
        </table:table-row>
        <table:table-row table:style-name="ro4" table:number-rows-repeated="35">
          <table:table-cell table:number-columns-repeated="2"/>
        </table:table-row>
        <table:table-row table:style-name="ro4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pitch="variable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id" fo:country="ID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/06/2010</text:date>, <text:time>06:1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ptel </meta:initial-creator>
    <meta:creation-date>2010-05-27T08:10:09</meta:creation-date>
    <dc:date>2010-06-04T06:13:33</dc:date>
    <dc:creator>ukasyah </dc:creator>
    <meta:editing-duration>PT00H31M05S</meta:editing-duration>
    <meta:editing-cycles>10</meta:editing-cycles>
    <meta:generator>OpenOffice.org/3.2$Linux OpenOffice.org_project/320m12$Build-9483</meta:generator>
    <meta:printed-by>aptel </meta:printed-by>
    <meta:print-date>2010-05-27T08:33:54</meta:print-date>
    <meta:document-statistic meta:table-count="3" meta:cell-count="522" meta:object-count="0"/>
  </office:meta>
</office:document-meta>
</file>